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143cm" svg:x="1cm" svg:y="1.254cm">
          <text:p text:style-name="P1">Program objects relationship dia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0.922cm" svg:height="2.032cm" svg:x="6.635cm" svg:y="20.855cm">
          <text:p text:style-name="P1">qCheckGMail.cpp</text:p>
          <text:p text:style-name="P1">Main application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3.589cm" svg:height="2.667cm" svg:x="2.651cm" svg:y="12.496cm">
          <text:p text:style-name="P1">kwalletmanager.cpp</text:p>
          <text:p text:style-name="P1">This object is responsible for storing and </text:p>
          <text:p text:style-name="P1">retrieving account properties from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5.113cm" svg:height="2.454cm" svg:x="4.429cm" svg:y="2.737cm">
          <text:p text:style-name="P1">accounts.cpp</text:p>
          <text:p text:style-name="P1">This object is responsible for holding </text:p>
          <text:p text:style-name="P1">properties of an individual ac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6.383cm" svg:height="2.667cm" svg:x="3.039cm" svg:y="8.867cm">
          <text:p text:style-name="P1">QVector</text:p>
          <text:p text:style-name="P1">This object is responsive for holding all accounts objects </text:p>
          <text:p text:style-name="P1">to make it easy to manage th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368cm" svg:x1="11.231cm" svg:y1="8.867cm" svg:x2="11.985cm" svg:y2="5.191cm" draw:start-shape="id1" draw:start-glue-point="4" draw:end-shape="id2" svg:d="m11231 8867v-470h754v-3206" svg:viewBox="0 0 755 3677">
          <text:p/>
        </draw:connector>
        <draw:connector draw:style-name="gr2" draw:text-style-name="P1" draw:layer="layout" draw:line-skew="0.161cm" svg:x1="9.446cm" svg:y1="12.496cm" svg:x2="11.231cm" svg:y2="11.534cm" draw:start-shape="id3" draw:start-glue-point="4" draw:end-shape="id1" draw:end-glue-point="6" svg:d="m9446 12496v-320h1785v-642" svg:viewBox="0 0 1786 963">
          <text:p/>
        </draw:connector>
        <draw:connector draw:style-name="gr2" draw:text-style-name="P1" draw:layer="layout" svg:x1="17.557cm" svg:y1="21.871cm" svg:x2="19.422cm" svg:y2="10.201cm" draw:start-shape="id4" draw:start-glue-point="7" draw:end-shape="id1" draw:end-glue-point="7" svg:d="m17557 21871h2366v-11670h-501" svg:viewBox="0 0 2367 11671">
          <text:p/>
        </draw:connector>
        <draw:custom-shape draw:style-name="gr1" draw:text-style-name="P1" xml:id="id5" draw:id="id5" draw:layer="layout" svg:width="10.541cm" svg:height="2.54cm" svg:x="1.167cm" svg:y="5.378cm">
          <text:p text:style-name="P1">addaccount.cpp</text:p>
          <text:p text:style-name="P1">This object is responsible for getting </text:p>
          <text:p text:style-name="P1">account properties from a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0.26cm -1.664cm" svg:x1="2.651cm" svg:y1="13.83cm" svg:x2="6.438cm" svg:y2="7.918cm" draw:start-shape="id3" draw:start-glue-point="5" draw:end-shape="id5" draw:end-glue-point="6" svg:d="m2651 13830h-762v-5287h4549v-625" svg:viewBox="0 0 4550 5913">
          <text:p/>
        </draw:connector>
        <draw:custom-shape draw:style-name="gr1" draw:text-style-name="P1" xml:id="id8" draw:id="id8" draw:layer="layout" svg:width="12.655cm" svg:height="2.667cm" svg:x="6.177cm" svg:y="17.249cm">
          <text:p text:style-name="P1">QNetworkAccessManager</text:p>
          <text:p text:style-name="P1">This object is responsible for</text:p>
          <text:p text:style-name="P1">fetching account information from goo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6.764cm" svg:height="2.445cm" svg:x="2.524cm" svg:y="23.479cm">
          <text:p text:style-name="P1">configurationoptionsdialog.cpp</text:p>
          <text:p text:style-name="P1">This object is responsible for maintaining various</text:p>
          <text:p text:style-name="P1">configuration options of the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3.327cm" svg:x1="12.096cm" svg:y1="22.887cm" svg:x2="19.288cm" svg:y2="24.702cm" draw:start-shape="id4" draw:start-glue-point="6" draw:end-shape="id6" draw:end-glue-point="7" svg:d="m12096 22887v211h7694v1604h-502" svg:viewBox="0 0 7695 1816">
          <text:p/>
        </draw:connector>
        <draw:custom-shape draw:style-name="gr1" draw:text-style-name="P1" xml:id="id7" draw:id="id7" draw:layer="layout" svg:width="2.413cm" svg:height="2.54cm" svg:x="17.256cm" svg:y="12.049cm">
          <text:p text:style-name="P1">KDE </text:p>
          <text:p text:style-name="P1">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24cm" svg:y1="13.83cm" svg:x2="17.256cm" svg:y2="13.319cm" draw:start-shape="id3" draw:start-glue-point="7" draw:end-shape="id7" draw:end-glue-point="5" svg:d="m16240 13830h508v-511h508" svg:viewBox="0 0 1017 512">
          <text:p/>
        </draw:connector>
        <draw:connector draw:style-name="gr2" draw:text-style-name="P1" draw:layer="layout" svg:x1="12.096cm" svg:y1="20.855cm" svg:x2="12.505cm" svg:y2="19.916cm" draw:start-shape="id4" draw:start-glue-point="4" draw:end-shape="id8" draw:end-glue-point="6" svg:d="m12096 20855v-469h409v-470" svg:viewBox="0 0 410 940">
          <text:p/>
        </draw:connector>
        <draw:custom-shape draw:style-name="gr1" draw:text-style-name="P1" xml:id="id9" draw:id="id9" draw:layer="layout" svg:width="3.683cm" svg:height="3.81cm" svg:x="1.635cm" svg:y="19.161cm">
          <text:p text:style-name="P1">main.cpp</text:p>
          <text:p text:style-name="P1">Program </text:p>
          <text:p text:style-name="P1">entry point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318cm" svg:y1="21.066cm" svg:x2="6.635cm" svg:y2="21.871cm" draw:start-shape="id9" draw:start-glue-point="7" draw:end-shape="id4" draw:end-glue-point="5" svg:d="m5318 21066h659v805h658" svg:viewBox="0 0 1318 806">
          <text:p/>
        </draw:connector>
        <draw:connector draw:style-name="gr2" draw:text-style-name="P1" draw:layer="layout" draw:line-skew="1.229cm -2.194cm" svg:x1="17.557cm" svg:y1="21.871cm" svg:x2="9.446cm" svg:y2="15.163cm" draw:start-shape="id4" draw:start-glue-point="7" draw:end-shape="id3" draw:end-glue-point="6" svg:d="m17557 21871h1731v-6056h-9842v-652" svg:viewBox="0 0 9843 6709">
          <text:p/>
        </draw:connector>
        <draw:connector draw:style-name="gr2" draw:text-style-name="P1" draw:layer="layout" draw:line-skew="-3.073cm 0.629cm" svg:x1="3.476cm" svg:y1="22.971cm" svg:x2="2.524cm" svg:y2="24.702cm" draw:start-shape="id9" draw:start-glue-point="6" draw:end-shape="id6" draw:end-glue-point="5" svg:d="m3476 22971v381h-1714v1350h762" svg:viewBox="0 0 1715 1732">
          <text:p/>
        </draw:connector>
        <draw:connector draw:style-name="gr2" draw:text-style-name="P1" draw:layer="layout" draw:line-skew="-0.642cm 0.229cm" svg:x1="2.651cm" svg:y1="13.83cm" svg:x2="10.906cm" svg:y2="25.924cm" draw:start-shape="id3" draw:start-glue-point="5" draw:end-shape="id6" draw:end-glue-point="6" svg:d="m2651 13830h-1270v12824h9525v-730" svg:viewBox="0 0 9526 12825">
          <text:p/>
        </draw:connector>
        <draw:connector draw:style-name="gr2" draw:text-style-name="P1" draw:layer="layout" draw:line-skew="0.261cm" svg:x1="17.557cm" svg:y1="21.871cm" svg:x2="19.542cm" svg:y2="3.964cm" draw:start-shape="id4" draw:start-glue-point="7" draw:end-shape="id2" draw:end-glue-point="7" svg:d="m17557 21871h2747v-17907h-762" svg:viewBox="0 0 2748 17908">
          <text:p/>
        </draw:connector>
        <draw:custom-shape draw:style-name="gr1" draw:text-style-name="P1" xml:id="id10" draw:id="id10" draw:layer="layout" svg:width="6.096cm" svg:height="1.143cm" svg:x="1.762cm" svg:y="15.525cm">
          <text:p text:style-name="P1">QNetworkRequ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683cm" svg:height="0.889cm" svg:x="1.635cm" svg:y="18.005cm">
          <text:p text:style-name="P1">Qur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81cm" svg:y1="16.668cm" svg:x2="3.476cm" svg:y2="18.005cm" draw:start-shape="id10" draw:start-glue-point="6" draw:end-shape="id11" draw:end-glue-point="4" svg:d="m4810 16668v668h-1334v669" svg:viewBox="0 0 1335 1338">
          <text:p/>
        </draw:connector>
        <draw:connector draw:style-name="gr2" draw:text-style-name="P1" draw:layer="layout" svg:x1="12.505cm" svg:y1="17.249cm" svg:x2="7.858cm" svg:y2="16.097cm" draw:start-shape="id8" draw:start-glue-point="4" draw:end-shape="id10" draw:end-glue-point="7" svg:d="m12505 17249v-1152h-4647" svg:viewBox="0 0 4648 1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8:56:49</meta:creation-date>
    <dc:date>2013-08-05T20:00:57.250720161</dc:date>
    <meta:editing-duration>PT58M28S</meta:editing-duration>
    <meta:editing-cycles>15</meta:editing-cycles>
    <meta:generator>LibreOffice/4.1.0.4$Linux_x86 LibreOffice_project/89ea49ddacd9aa532507cbf852f2bb22b1ace28</meta:generator>
    <meta:document-statistic meta:object-count="26"/>
  </office:meta>
</office:document-meta>
</file>